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image/png" manifest:full-path="Pictures/10000000000000580000001F73C3207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7e0021"/>
    </style:style>
    <style:style style:name="P2" style:family="paragraph">
      <style:text-properties fo:color="#7e0021" fo:font-family="Optima" style:font-style-name="ExtraBlack" style:font-pitch="variable" fo:font-weight="bold" style:font-weight-asian="bold" style:font-weight-complex="bold"/>
    </style:style>
    <style:style style:name="P3" style:family="paragraph">
      <style:paragraph-properties fo:margin-left="1.2cm" fo:margin-right="0cm" fo:text-indent="-0.9cm"/>
      <style:text-properties fo:font-size="50pt" style:font-size-asian="50pt" style:font-size-complex="50pt"/>
    </style:style>
    <style:style style:name="P4" style:family="paragraph">
      <style:text-properties fo:color="#ffffff" fo:font-size="50pt" style:font-size-asian="50pt" style:font-size-complex="50pt"/>
    </style:style>
    <style:style style:name="P5" style:family="paragraph">
      <style:paragraph-properties fo:margin-left="1.2cm" fo:margin-right="0cm" fo:text-align="start" fo:text-indent="-0.9cm"/>
      <style:text-properties fo:font-size="35pt" style:font-size-asian="35pt" style:font-size-complex="35pt"/>
    </style:style>
    <style:style style:name="P6" style:family="paragraph">
      <style:paragraph-properties fo:text-align="start"/>
      <style:text-properties fo:color="#333333" fo:font-size="35pt" style:font-size-asian="35pt" style:font-size-complex="35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7e0021"/>
    </style:style>
    <style:style style:name="P9" style:family="paragraph">
      <style:paragraph-properties fo:text-align="center"/>
      <style:text-properties fo:color="#7e0021" fo:font-family="Optima" style:font-style-name="ExtraBlack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7e0021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ffff" fo:font-size="50pt" style:font-size-asian="50pt" style:font-size-complex="50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color="#7e0021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7e0021" fo:font-size="45pt" style:font-size-asian="45pt" style:font-size-complex="45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color="#7e0021" fo:font-family="Optima" style:font-style-name="ExtraBlack" style:font-pitch="variable" fo:font-size="500pt" fo:font-weight="bold" style:font-size-asian="500pt" style:font-weight-asian="bold" style:font-size-complex="500pt" style:font-weight-complex="bold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625cm" presentation:class="title" presentation:user-transformed="true">
          <draw:text-box>
            <text:p text:style-name="P1"><text:span text:style-name="T1">Estimating Eff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genda_20_Master" presentation:presentation-page-layout-name="AL1T19">
        <office:forms form:automatic-focus="false" form:apply-design-mode="false"/>
        <draw:frame presentation:style-name="pr3" draw:text-style-name="P4" draw:layer="layout" svg:width="25.199cm" svg:height="18.501cm" svg:x="1.4cm" svg:y="1cm" presentation:class="title" presentation:user-transformed="true">
          <draw:text-box>
            <text:p text:style-name="P3"><text:span text:style-name="T2"><text:line-break/></text:span><text:span text:style-name="T3">Purpose: to experience the process of team </text:span>estimation of the <text:span text:style-name="T4">effort</text:span> required to complete the Value Drivers using the Planning Game cards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Master" presentation:presentation-page-layout-name="AL1T19">
        <office:forms form:automatic-focus="false" form:apply-design-mode="false"/>
        <draw:frame presentation:style-name="pr5" draw:text-style-name="P6" draw:layer="layout" svg:width="26cm" svg:height="19.518cm" svg:x="1cm" svg:y="0.73cm" presentation:class="title" presentation:user-transformed="true">
          <draw:text-box>
            <text:p text:style-name="P5"><text:span text:style-name="T5"><text:line-break/></text:span><text:span text:style-name="T6">Instructions (part 1/2)</text:span><text:span text:style-name="T5"><text:line-break/></text:span><text:span text:style-name="T5"><text:line-break/></text:span><text:span text:style-name="T5">In your table teams, use the Planning Game cards to estimate the effort of the Value Drivers</text:span><text:span text:style-name="T5"><text:line-break/></text:span><text:span text:style-name="T5"><text:line-break/></text:span>Each team member gets a set of Planning Game cards<text:line-break/><text:line-break/>Identify the smallest Value Driver, give it 2 points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xt_20_Master" presentation:presentation-page-layout-name="AL1T19">
        <office:forms form:automatic-focus="false" form:apply-design-mode="false"/>
        <draw:frame presentation:style-name="pr5" draw:text-style-name="P6" draw:layer="layout" svg:width="26cm" svg:height="19.023cm" svg:x="1cm" svg:y="0.978cm" presentation:class="title" presentation:user-transformed="true">
          <draw:text-box>
            <text:p text:style-name="P5"><text:span text:style-name="T5"><text:line-break/></text:span><text:span text:style-name="T6">Instructions (part 2/2)</text:span><text:span text:style-name="T5"><text:line-break/></text:span><text:span text:style-name="T5"><text:line-break/></text:span><text:span text:style-name="T7">Starting from the top, compare each item to the “2 pointer” and then use the cards to estimate them</text:span><text:span text:style-name="T7"><text:line-break/></text:span><text:span text:style-name="T7"><text:line-break/></text:span><text:span text:style-name="T7">Discuss the meaning of the Value Driver</text:span><text:span text:style-name="T7"><text:line-break/></text:span><text:span text:style-name="T7">Choose your vote</text:span><text:span text:style-name="T7"><text:line-break/></text:span><text:span text:style-name="T7"><text:line-break/></text:span><text:span text:style-name="T7">Everyone displays simultaneously</text:span><text:span text:style-name="T7"><text:line-break/></text:span><text:span text:style-name="T7"><text:line-break/></text:span><text:span text:style-name="T7">Low and high votes explain</text:span><text:span text:style-name="T7"><text:line-break/></text:span><text:span text:style-name="T7"><text:line-break/></text:span><text:span text:style-name="T7">Repeat until everyone has the same vote!</text:span><text:span text:style-name="T7"><text:line-break/></text:span><text:span text:style-name="T7">Work quickly! <text:s/>You only have 50 minut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age_20_Master_20_-_20_Black_20_Title">
        <office:forms form:automatic-focus="false" form:apply-design-mode="false"/>
        <draw:frame draw:style-name="gr2" draw:text-style-name="P9" draw:layer="layout" svg:width="27cm" svg:height="21.228cm" svg:x="0.5cm" svg:y="-0.2cm">
          <draw:text-box>
            <text:p text:style-name="P8"><text:span text:style-name="T8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text-style-name="P7" draw:layer="layout" svg:width="17.271cm" svg:height="12.573cm" svg:x="2.159cm" svg:y="13.271cm" presentation:class="notes">
            <draw:text-box>
              <text:p><text:span text:style-name="T9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F_20_Gradient" draw:display-name="GF Gradient" draw:style="linear" draw:start-color="#c0c0c0" draw:end-color="#ff950e" draw:start-intensity="100%" draw:end-intensity="100%" draw:angle="300" draw:border="35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32" draw:display-name="Gradient 32" draw:style="radial" draw:cx="50%" draw:cy="50%" draw:start-color="#ffffff" draw:end-color="#e6ff00" draw:start-intensity="100%" draw:end-intensity="100%" draw:border="25%"/>
    <draw:gradient draw:name="Gradient_20_33" draw:display-name="Gradient 33" draw:style="radial" draw:cx="50%" draw:cy="50%" draw:start-color="#ffffff" draw:end-color="#e6ff00" draw:start-intensity="100%" draw:end-intensity="100%" draw:border="25%"/>
    <draw:gradient draw:name="Gradient_20_34" draw:display-name="Gradient 34" draw:style="radial" draw:cx="50%" draw:cy="50%" draw:start-color="#ffffff" draw:end-color="#e6ff00" draw:start-intensity="100%" draw:end-intensity="100%" draw:border="25%"/>
    <draw:gradient draw:name="Gradient_20_35" draw:display-name="Gradient 35" draw:style="radial" draw:cx="50%" draw:cy="50%" draw:start-color="#ffffff" draw:end-color="#e6ff00" draw:start-intensity="100%" draw:end-intensity="100%" draw:border="25%"/>
    <draw:gradient draw:name="Gradient_20_7" draw:display-name="Gradient 7" draw:style="linear" draw:start-color="#808080" draw:end-color="#cccccc" draw:start-intensity="100%" draw:end-intensity="100%" draw:angle="0" draw:border="0%"/>
    <draw:gradient draw:name="Gradient_20_9" draw:display-name="Gradient 9" draw:style="radial" draw:cx="50%" draw:cy="50%" draw:start-color="#ff3333" draw:end-color="#e6ff00" draw:start-intensity="65%" draw:end-intensity="100%" draw:border="0%"/>
    <draw:gradient draw:name="PF_20_Gradient" draw:display-name="PF Gradient" draw:style="linear" draw:start-color="#99ccff" draw:end-color="#ff950e" draw:start-intensity="100%" draw:end-intensity="100%" draw:angle="300" draw:border="3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0.884cm" svg:y="0.5cm" presentation:class="title" presentation:placeholder="true">
        <draw:text-box/>
      </draw:frame>
      <draw:frame presentation:style-name="Slide_25_20Template-outline1" draw:layer="backgroundobjects" svg:width="0.001cm" svg:height="100cm" svg:x="16.64cm" svg:y="0.001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0.001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6.091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office:forms form:automatic-focus="false" form:apply-design-mode="false"/>
      <draw:rect presentation:style-name="Mpr12" draw:text-style-name="MP3" draw:layer="backgroundobjects" svg:width="27.287cm" svg:height="16.859cm" svg:x="0.555cm" svg:y="4.139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8cm" svg:y="0.001cm">
        <text:p/>
      </draw:rect>
      <draw:frame presentation:style-name="Mpr14" draw:text-style-name="MP6" draw:layer="backgroundobjects" svg:width="27.31cm" svg:height="3.602cm" svg:x="0.688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2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2cm" svg:y="20.264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-0.001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09-05-20T12:00:28</meta:creation-date>
    <meta:editing-duration>PT13H35M47S</meta:editing-duration>
    <meta:editing-cycles>85</meta:editing-cycles>
    <meta:generator>LibreOffice/3.3$Unix OpenOffice.org_project/330m12$Build-1</meta:generator>
    <dc:date>2011-05-06T16:35:47</dc:date>
    <meta:print-date>2009-05-25T13:49:24</meta:print-date>
    <dc:creator>Paul Heidema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